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20000033665D0DEF27FE923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6.6929in" svg:height="5.2791in" draw:z-index="0"><draw:image xlink:href="Pictures/10000000000004120000033665D0DEF27FE923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22:51:03.256353208</meta:creation-date>
    <dc:date>2021-11-20T22:53:12.725913973</dc:date>
    <meta:editing-duration>PT2M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